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draw:auto-grow-height="true" fo:min-height="13.859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4.773cm"/>
    </style:style>
    <style:style style:name="pr5" style:family="presentation" style:parent-style-name="Default-notes">
      <style:graphic-properties draw:fill-color="#ffffff" fo:min-height="13.364cm"/>
    </style:style>
    <style:style style:name="pr6" style:family="presentation" style:parent-style-name="Default-outline1">
      <style:graphic-properties fo:min-height="13.859cm"/>
    </style:style>
    <style:style style:name="pr7" style:family="presentation" style:parent-style-name="Default-subtitle">
      <style:graphic-properties draw:fill-color="#ffffff" fo:min-height="13.859cm"/>
    </style:style>
    <style:style style:name="P1" style:family="paragraph">
      <style:text-properties fo:font-size="32pt"/>
    </style:style>
    <style:style style:name="P2" style:family="paragraph">
      <style:text-properties fo:letter-spacing="-0.004cm"/>
    </style:style>
    <style:style style:name="P3" style:family="paragraph">
      <style:paragraph-properties style:line-height-at-least="0.176cm"/>
    </style:style>
    <style:style style:name="P4" style:family="paragraph">
      <style:paragraph-properties fo:margin-top="0.347cm" fo:margin-bottom="0cm"/>
    </style:style>
    <style:style style:name="P5" style:family="paragraph">
      <style:paragraph-properties fo:line-height="181%"/>
    </style:style>
    <style:style style:name="P6" style:family="paragraph">
      <style:paragraph-properties fo:line-height="0.425cm"/>
    </style:style>
    <style:style style:name="P7" style:family="paragraph">
      <style:paragraph-properties fo:margin-left="0.388cm" fo:margin-right="0.289cm" fo:margin-top="0.347cm" fo:margin-bottom="0cm" fo:text-indent="0cm"/>
      <style:text-properties fo:font-size="20pt" style:font-size-asian="20pt" style:font-size-complex="11.3999996185303pt"/>
    </style:style>
    <style:style style:name="P8" style:family="paragraph">
      <style:paragraph-properties fo:text-align="justify"/>
    </style:style>
    <style:style style:name="P9" style:family="paragraph">
      <style:paragraph-properties fo:margin-top="0.351cm" fo:margin-bottom="0cm"/>
    </style:style>
    <style:style style:name="T1" style:family="text">
      <style:text-properties fo:color="#365f91"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 style:family="text">
      <style:text-properties fo:color="#365f91" style:text-outline="false" style:text-line-through-style="none" fo:font-family="Arial" style:font-family-generic="roman" style:font-pitch="variable" fo:font-size="44pt" fo:letter-spacing="-0.028cm"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3" style:family="text">
      <style:text-properties fo:color="#365f91" style:text-outline="false" style:text-line-through-style="none" fo:font-family="Arial" style:font-family-generic="roman" style:font-pitch="variable" fo:font-size="44pt" fo:letter-spacing="-0.004cm"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4" style:family="text">
      <style:text-properties fo:color="#365f91" fo:font-size="20pt" style:font-size-asian="20pt" style:font-size-complex="11.3999996185303pt"/>
    </style:style>
    <style:style style:name="T5" style:family="text">
      <style:text-properties fo:color="#365f91" fo:font-size="20pt" fo:letter-spacing="-0.011cm" style:font-size-asian="20pt" style:font-size-complex="11.3999996185303pt"/>
    </style:style>
    <style:style style:name="T6" style:family="text">
      <style:text-properties fo:color="#365f91" fo:font-size="20pt" fo:letter-spacing="-0.007cm" style:font-size-asian="20pt" style:font-size-complex="11.3999996185303pt"/>
    </style:style>
    <style:style style:name="T7" style:family="text">
      <style:text-properties fo:font-size="20pt" style:font-size-asian="20pt" style:font-size-complex="11.3999996185303pt"/>
    </style:style>
    <style:style style:name="T8" style:family="text">
      <style:text-properties fo:font-size="20pt" fo:letter-spacing="0.071cm" style:font-size-asian="20pt" style:font-size-complex="11.3999996185303pt"/>
    </style:style>
    <style:style style:name="T9" style:family="text">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11.3999996185303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fo:font-family="Arial" style:font-family-generic="roman" style:font-pitch="variable" fo:font-size="20pt" fo:letter-spacing="0.071cm"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11.3999996185303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fo:font-family="Arial" style:font-family-generic="roman" style:font-pitch="variable" fo:font-size="20pt" fo:letter-spacing="0.141cm"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11.3999996185303pt" style:font-style-complex="normal" style:font-weight-complex="normal" style:text-emphasize="none" style:font-relief="none" style:text-overline-style="none" style:text-overline-color="font-color"/>
    </style:style>
    <style:style style:name="T12" style:family="text">
      <style:text-properties fo:color="#4f81bc" fo:font-size="20pt" style:font-size-asian="20pt" style:font-size-complex="11.3999996185303pt"/>
    </style:style>
    <style:style style:name="T13" style:family="text">
      <style:text-properties fo:color="#4f81bc" fo:font-size="20pt" fo:letter-spacing="-0.014cm" style:font-size-asian="20pt" style:font-size-complex="11.3999996185303pt"/>
    </style:style>
    <style:style style:name="T14" style:family="text">
      <style:text-properties fo:color="#4f81bc" fo:font-size="20pt" fo:letter-spacing="-0.004cm" style:font-size-asian="20pt" style:font-size-complex="11.3999996185303pt"/>
    </style:style>
    <style:style style:name="T15" style:family="text">
      <style:text-properties fo:font-size="20pt" style:font-size-asian="20pt" style:font-size-complex="20pt"/>
    </style:style>
    <style:style style:name="T16" style:family="text">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17" style:family="text">
      <style:text-properties fo:font-size="20pt" fo:letter-spacing="-0.004cm" style:font-size-asian="20pt" style:font-size-complex="11.3999996185303pt"/>
    </style:style>
    <style:style style:name="T18" style:family="text">
      <style:text-properties fo:font-size="20pt" fo:letter-spacing="-0.007cm" style:font-size-asian="20pt" style:font-size-complex="11.3999996185303pt"/>
    </style:style>
    <style:style style:name="T19" style:family="text">
      <style:text-properties fo:font-size="20pt" fo:letter-spacing="-0.005cm" style:font-size-asian="20pt" style:font-size-complex="11.3999996185303pt"/>
    </style:style>
    <style:style style:name="T20" style:family="text">
      <style:text-properties style:use-window-font-color="true" style:text-outline="false" style:text-line-through-style="none" fo:font-family="Arial" style:font-family-generic="roman" style:font-pitch="variable" fo:font-size="20pt" fo:letter-spacing="0.051cm"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11.3999996185303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fo:font-family="Arial" style:font-family-generic="roman" style:font-pitch="variable" fo:font-size="20pt" fo:letter-spacing="0.053cm"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11.3999996185303pt"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fo:font-family="Arial" style:font-family-generic="roman" style:font-pitch="variable" fo:font-size="20pt" fo:letter-spacing="0.049cm"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11.3999996185303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fo:font-family="Arial" style:font-family-generic="roman" style:font-pitch="variable" fo:font-size="20pt" fo:letter-spacing="0.056cm"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11.3999996185303pt" style:font-style-complex="normal" style:font-weight-complex="normal" style:text-emphasize="none" style:font-relief="none" style:text-overline-style="none" style:text-overline-color="font-color"/>
    </style:style>
    <style:style style:name="T24" style:family="text">
      <style:text-properties fo:color="#4f81bc" fo:font-size="20pt" fo:letter-spacing="-0.016cm" style:font-size-asian="20pt" style:font-size-complex="11.3999996185303pt"/>
    </style:style>
    <style:style style:name="T25" style:family="text">
      <style:text-properties fo:color="#4f81bc" fo:font-size="20pt" fo:letter-spacing="-0.012cm" style:font-size-asian="20pt" style:font-size-complex="11.3999996185303pt"/>
    </style:style>
    <style:style style:name="T26" style:family="text">
      <style:text-properties fo:color="#4f81bc" fo:font-size="20pt" fo:letter-spacing="-0.007cm" style:font-size-asian="20pt" style:font-size-complex="11.3999996185303pt"/>
    </style:style>
    <style:style style:name="T27" style:family="text">
      <style:text-properties fo:font-size="20pt" fo:font-style="italic" style:font-size-asian="20pt" style:font-style-asian="italic" style:font-size-complex="11.3999996185303pt" style:font-style-complex="italic"/>
    </style:style>
    <style:style style:name="T28" style:family="text">
      <style:text-properties style:use-window-font-color="true" style:text-outline="false" style:text-line-through-style="none" fo:font-family="Arial" style:font-family-generic="roman" style:font-pitch="variable" fo:font-size="20pt" fo:letter-spacing="-0.005cm"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11.3999996185303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fo:font-family="Arial" style:font-family-generic="roman" style:font-pitch="variable" fo:font-size="20pt" fo:letter-spacing="-0.004cm"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11.3999996185303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fo:font-family="Arial" style:font-family-generic="roman" style:font-pitch="variable" fo:font-size="20pt" fo:letter-spacing="-0.007cm"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11.3999996185303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fo:font-family="Arial" style:font-family-generic="roman" style:font-pitch="variable" fo:font-size="20pt" fo:letter-spacing="0.065cm"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11.3999996185303pt" style:font-style-complex="normal"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fo:font-family="Arial" style:font-family-generic="roman" style:font-pitch="variable" fo:font-size="20pt" fo:letter-spacing="-0.009cm"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11.3999996185303pt" style:font-style-complex="normal" style:font-weight-complex="normal" style:text-emphasize="none" style:font-relief="none" style:text-overline-style="none" style:text-overline-color="font-color"/>
    </style:style>
    <style:style style:name="T33" style:family="text">
      <style:text-properties fo:color="#4f81bc" fo:font-family="Cambria" style:font-family-generic="roman" style:font-pitch="variable" fo:font-size="20pt" fo:language="en" fo:country="US" fo:font-weight="bold" style:font-family-asian="Cambria" style:font-family-generic-asian="roman" style:font-pitch-asian="variable" style:font-size-asian="20pt" style:language-asian="en" style:country-asian="US" style:font-weight-asian="bold" style:font-family-complex="Cambria" style:font-family-generic-complex="roman" style:font-pitch-complex="variable" style:font-size-complex="11.3999996185303pt" style:font-weight-complex="bold"/>
    </style:style>
    <style:style style:name="T34" style:family="text">
      <style:text-properties fo:color="#4f81bc" fo:font-family="Cambria" style:font-family-generic="roman" style:font-pitch="variable" fo:font-size="20pt" fo:letter-spacing="-0.026cm" fo:language="en" fo:country="US" fo:font-weight="bold" style:font-family-asian="Cambria" style:font-family-generic-asian="roman" style:font-pitch-asian="variable" style:font-size-asian="20pt" style:language-asian="en" style:country-asian="US" style:font-weight-asian="bold" style:font-family-complex="Cambria" style:font-family-generic-complex="roman" style:font-pitch-complex="variable" style:font-size-complex="11.3999996185303pt" style:font-weight-complex="bold"/>
    </style:style>
    <style:style style:name="T35" style:family="text">
      <style:text-properties fo:color="#4f81bc" fo:font-family="Cambria" style:font-family-generic="roman" style:font-pitch="variable" fo:font-size="20pt" fo:letter-spacing="-0.025cm" fo:language="en" fo:country="US" fo:font-weight="bold" style:font-family-asian="Cambria" style:font-family-generic-asian="roman" style:font-pitch-asian="variable" style:font-size-asian="20pt" style:language-asian="en" style:country-asian="US" style:font-weight-asian="bold" style:font-family-complex="Cambria" style:font-family-generic-complex="roman" style:font-pitch-complex="variable" style:font-size-complex="11.3999996185303pt" style:font-weight-complex="bold"/>
    </style:style>
    <style:style style:name="T36" style:family="text">
      <style:text-properties fo:color="#4f81bc" fo:font-family="Cambria" style:font-family-generic="roman" style:font-pitch="variable" fo:font-size="20pt" fo:letter-spacing="-0.023cm" fo:language="en" fo:country="US" fo:font-weight="bold" style:font-family-asian="Cambria" style:font-family-generic-asian="roman" style:font-pitch-asian="variable" style:font-size-asian="20pt" style:language-asian="en" style:country-asian="US" style:font-weight-asian="bold" style:font-family-complex="Cambria" style:font-family-generic-complex="roman" style:font-pitch-complex="variable" style:font-size-complex="11.3999996185303pt" style:font-weight-complex="bold"/>
    </style:style>
    <style:style style:name="T37" style:family="text">
      <style:text-properties fo:color="#4f81bc" fo:font-family="Cambria" style:font-family-generic="roman" style:font-pitch="variable" fo:font-size="20pt" fo:letter-spacing="-0.007cm" fo:language="en" fo:country="US" fo:font-weight="bold" style:font-family-asian="Cambria" style:font-family-generic-asian="roman" style:font-pitch-asian="variable" style:font-size-asian="20pt" style:language-asian="en" style:country-asian="US" style:font-weight-asian="bold" style:font-family-complex="Cambria" style:font-family-generic-complex="roman" style:font-pitch-complex="variable" style:font-size-complex="11.3999996185303pt" style:font-weight-complex="bold"/>
    </style:style>
    <style:style style:name="T38" style:family="text">
      <style:text-properties style:use-window-font-color="true" style:text-outline="false" style:text-line-through-style="none" fo:font-family="Arial" style:font-family-generic="roman" style:font-pitch="variable" fo:font-size="20pt" fo:letter-spacing="0.058cm"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11.3999996185303pt" style:font-style-complex="normal" style:font-weight-complex="normal" style:text-emphasize="none" style:font-relief="none" style:text-overline-style="none" style:text-overline-color="font-color"/>
    </style:style>
    <style:style style:name="T39" style:family="text">
      <style:text-properties fo:font-size="20pt" fo:letter-spacing="-0.009cm" style:font-size-asian="20pt" style:font-size-complex="11.3999996185303pt"/>
    </style:style>
    <style:style style:name="T40" style:family="text">
      <style:text-properties fo:font-size="20pt" fo:letter-spacing="-0.016cm" style:font-size-asian="20pt" style:font-size-complex="11.3999996185303pt"/>
    </style:style>
    <style:style style:name="T41" style:family="text">
      <style:text-properties fo:font-size="20pt" fo:letter-spacing="-0.014cm" style:font-size-asian="20pt" style:font-size-complex="11.3999996185303pt"/>
    </style:style>
    <style:style style:name="T42" style:family="text">
      <style:text-properties fo:font-size="20pt" fo:letter-spacing="-0.012cm" style:font-size-asian="20pt" style:font-size-complex="11.3999996185303pt"/>
    </style:style>
    <style:style style:name="T43" style:family="text">
      <style:text-properties fo:color="#4f81bc" fo:font-size="20pt" fo:letter-spacing="-0.018cm" style:font-size-asian="20pt" style:font-size-complex="11.3999996185303pt"/>
    </style:style>
    <style:style style:name="T44" style:family="text">
      <style:text-properties fo:color="#4f81bc" fo:font-family="Cambria" style:font-family-generic="roman" style:font-pitch="variable" fo:font-size="20pt" fo:letter-spacing="-0.014cm" fo:language="en" fo:country="US" fo:font-weight="bold" style:font-family-asian="Cambria" style:font-family-generic-asian="roman" style:font-pitch-asian="variable" style:font-size-asian="20pt" style:language-asian="en" style:country-asian="US" style:font-weight-asian="bold" style:font-family-complex="Cambria" style:font-family-generic-complex="roman" style:font-pitch-complex="variable" style:font-size-complex="11.3999996185303pt" style:font-weight-complex="bold"/>
    </style:style>
    <style:style style:name="T45" style:family="text">
      <style:text-properties fo:color="#4f81bc" fo:font-family="Cambria" style:font-family-generic="roman" style:font-pitch="variable" fo:font-size="20pt" fo:letter-spacing="-0.012cm" fo:language="en" fo:country="US" fo:font-weight="bold" style:font-family-asian="Cambria" style:font-family-generic-asian="roman" style:font-pitch-asian="variable" style:font-size-asian="20pt" style:language-asian="en" style:country-asian="US" style:font-weight-asian="bold" style:font-family-complex="Cambria" style:font-family-generic-complex="roman" style:font-pitch-complex="variable" style:font-size-complex="11.3999996185303pt" style:font-weight-complex="bold"/>
    </style:style>
    <style:style style:name="T46" style:family="text">
      <style:text-properties fo:color="#4f81bc" fo:font-family="Cambria" style:font-family-generic="roman" style:font-pitch="variable" fo:font-size="20pt" fo:letter-spacing="-0.011cm" fo:language="en" fo:country="US" fo:font-weight="bold" style:font-family-asian="Cambria" style:font-family-generic-asian="roman" style:font-pitch-asian="variable" style:font-size-asian="20pt" style:language-asian="en" style:country-asian="US" style:font-weight-asian="bold" style:font-family-complex="Cambria" style:font-family-generic-complex="roman" style:font-pitch-complex="variable" style:font-size-complex="11.3999996185303pt" style:font-weight-complex="bold"/>
    </style:style>
    <style:style style:name="T47" style:family="text">
      <style:text-properties style:use-window-font-color="true" style:text-outline="false" style:text-line-through-style="none" fo:font-family="Arial" style:font-family-generic="roman" style:font-pitch="variable" fo:font-size="20pt" fo:letter-spacing="-0.014cm"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11.3999996185303pt" style:font-style-complex="normal" style:font-weight-complex="normal" style:text-emphasize="none" style:font-relief="none" style:text-overline-style="none" style:text-overline-color="font-color"/>
    </style:style>
    <style:style style:name="T48" style:family="text">
      <style:text-properties style:use-window-font-color="true" style:text-outline="false" style:text-line-through-style="none" fo:font-family="Arial" style:font-family-generic="roman" style:font-pitch="variable" fo:font-size="20pt" fo:letter-spacing="-0.011cm"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11.3999996185303pt" style:font-style-complex="normal" style:font-weight-complex="normal" style:text-emphasize="none" style:font-relief="none" style:text-overline-style="none" style:text-overline-color="font-color"/>
    </style:style>
    <style:style style:name="T49" style:family="text">
      <style:text-properties style:use-window-font-color="true" style:text-outline="false" style:text-line-through-style="none" fo:font-family="Arial" style:font-family-generic="roman" style:font-pitch="variable" fo:font-size="20pt" fo:letter-spacing="-0.012cm"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11.3999996185303pt" style:font-style-complex="normal" style:font-weight-complex="normal" style:text-emphasize="none" style:font-relief="none" style:text-overline-style="none" style:text-overline-color="font-color"/>
    </style:style>
    <style:style style:name="T50" style:family="text">
      <style:text-properties fo:font-size="20pt" fo:letter-spacing="0.141cm" style:font-size-asian="20pt" style:font-size-complex="11.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draw:frame presentation:style-name="pr1" draw:text-style-name="P1" draw:layer="layout" svg:width="25.199cm" svg:height="13.859cm" svg:x="1.4cm" svg:y="4.914cm" presentation:class="subtitle">
          <draw:text-box>
            <text:p><text:span text:style-name="T1">The</text:span><text:span text:style-name="T2"> </text:span><text:span text:style-name="T1">History</text:span><text:span text:style-name="T2"> </text:span><text:span text:style-name="T1">of</text:span><text:span text:style-name="T2"> </text:span><text:span text:style-name="T1">Artificial</text:span><text:span text:style-name="T2"> </text:span><text:span text:style-name="T3">Intelligence</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3" draw:layer="layout" svg:width="25.199cm" svg:height="3.506cm" svg:x="1.4cm" svg:y="0.837cm" presentation:class="title">
          <draw:text-box>
            <text:list text:style-name="L2">
              <text:list-item>
                <text:p><text:span text:style-name="T4">The</text:span><text:span text:style-name="T5"> </text:span><text:span text:style-name="T4">Turing</text:span><text:span text:style-name="T6"> Test</text:span></text:p>
              </text:list-item>
            </text:list>
          </draw:text-box>
        </draw:frame>
        <draw:frame presentation:style-name="pr4" draw:layer="layout" svg:width="25.599cm" svg:height="14.773cm" svg:x="1cm" svg:y="4cm" presentation:class="outline" presentation:user-transformed="true">
          <draw:text-box>
            <text:list text:style-name="L3">
              <text:list-item>
                <text:p><text:span text:style-name="T4"/></text:p>
                <text:list>
                  <text:list-item>
                    <text:p text:style-name="P2">Introduction</text:p>
                  </text:list-item>
                </text:list>
              </text:list-item>
            </text:list>
            <text:p><text:span text:style-name="T7">The Turing test is a central, long term goal for AI research – will we ever be able to build a computer that can sufficiently imitate a human to the point where a suspicious judge cannot tell the difference between human and machine?</text:span><text:span text:style-name="T8"> </text:span><text:span text:style-name="T7">From its inception it has followed a path similar to much of the AI research.</text:span><text:span text:style-name="T8"> </text:span><text:span text:style-name="T7">Initially it looked to be difficult but possible (once hardware technology reached a certain point), only to reveal itself to be far more complicated than initially thought with progress slowing to the point that some wonder if it will ever be reached. Despite decades of research and great technological advances the Turing test still sets a goal that AI researchers strive toward while finding along the way how much further we are from realizing it.</text:span></text:p>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Default">
        <draw:frame presentation:style-name="pr6" draw:layer="layout" svg:width="25.199cm" svg:height="13.859cm" svg:x="1.4cm" svg:y="4.914cm" presentation:class="outline">
          <draw:text-box>
            <text:p><text:span text:style-name="T9">In 1950 English Mathematician Alan Turing published a paper entitled “Computing Machinery and Intelligence” which opened the doors to the field that would be called AI.</text:span><text:span text:style-name="T10"> </text:span><text:span text:style-name="T9">This was years before the community adopted the term Artificial Intelligence as coined by John McCarthy.</text:span><text:span text:style-name="T10"> </text:span><text:span text:style-name="T9">The paper itself began by posing the simple question, “Can machines think?”.</text:span><text:span text:style-name="T11"> </text:span><text:span text:style-name="T9">Turing then went on to propose a method for evaluating whether machines can think, which came to be known as the Turing test.</text:span><text:span text:style-name="T10"> </text:span><text:span text:style-name="T9">The test, or “Imitation Game” as it was called in the paper, was put forth as a simple test that could be used to prove that machines could think.</text:span><text:span text:style-name="T10"> </text:span><text:span text:style-name="T9">The Turing test takes a simple pragmatic approach, assuming that a computer that is indistinguishable from an intelligent human actually has shown that machines can think.</text:span></text:p>
            <text:p><text:span text:style-name="T9">The idea of such a long term, difficult problem was a key to defining the field of AI because it cuts to the heart of the matter – rather than solving a small problem it defines an end goal that can pull research down many paths.</text:span></text:p>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Default">
        <draw:frame presentation:style-name="pr6" draw:layer="layout" svg:width="25.199cm" svg:height="13.859cm" svg:x="1.4cm" svg:y="4.914cm" presentation:class="outline">
          <draw:text-box>
            <text:p><text:span text:style-name="T9">Without a vision of what AI could achieve, the field itself might never have formed or simply remained a branch of math or philosophy.</text:span><text:span text:style-name="T10"> </text:span><text:span text:style-name="T9">The fact that the Turing test is still discussed and researchers attempt to produce software capable of passing it are indications that Alan Turing and the proposed test provided a strong and useful vision to the field of AI.</text:span><text:span text:style-name="T10"> </text:span><text:span text:style-name="T9">It’s relevance to this day seems to indicate that it will be a goal for the field for many years to come and a necessary marker in tracking the progress of the AI field as a whole.</text:span><text:span text:style-name="T10"> </text:span><text:span text:style-name="T9">This section will explore the history of the Turing test, evaluate its validity, describe the current attempts at passing it and conclude with the possible future directions the Turing test solution may take.</text:span></text:p>
          </draw:text-box>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3" draw:layer="layout" svg:width="25.199cm" svg:height="3.506cm" svg:x="1.4cm" svg:y="0.837cm" presentation:class="title">
          <draw:text-box>
            <text:list text:style-name="L2">
              <text:list-item>
                <text:list>
                  <text:list-item>
                    <text:p><text:span text:style-name="T12">Alan</text:span><text:span text:style-name="T13"> </text:span><text:span text:style-name="T14">Turing</text:span></text:p>
                  </text:list-item>
                </text:list>
              </text:list-item>
            </text:list>
          </draw:text-box>
        </draw:frame>
        <draw:frame presentation:style-name="pr6" draw:layer="layout" svg:width="25.199cm" svg:height="13.859cm" svg:x="1.4cm" svg:y="4.914cm" presentation:class="outline" presentation:user-transformed="true">
          <draw:text-box>
            <text:list text:style-name="L3">
              <text:list-item>
                <text:list>
                  <text:list-header>
                    <text:p><text:span text:style-name="T12"/></text:p>
                  </text:list-header>
                </text:list>
              </text:list-item>
            </text:list>
            <text:p><text:span text:style-name="T15">Alan Turing was an English mathematician who is often referred to as the father of modern computer science </text:span><text:span text:style-name="T9">Born in 1911, he showed great skill with mathematics and after graduating from college he published a paper “On Computable Numbers, with an Application to the </text:span><text:span text:style-name="T16"><text:a xlink:href="http://en.wikipedia.org/wiki/Entscheidungsproblem">Entscheidungs problem</text:a></text:span><text:span text:style-name="T16">” in which he proposed what would later be known as a Turing Machine – a computer capable of computing any computable function.</text:span></text:p>
            <text:p><text:span text:style-name="T7">The paper itself was built on ideas proposed by Kurt Godel that there are statements about computing numbers that are</text:span><text:span text:style-name="T17"> </text:span><text:span text:style-name="T7">true, but that can’t be</text:span><text:span text:style-name="T17"> </text:span><text:span text:style-name="T7">proven*5+.</text:span><text:span text:style-name="T8"> </text:span><text:span text:style-name="T7">Alan Turing</text:span><text:span text:style-name="T17"> </text:span><text:span text:style-name="T7">worked on the</text:span><text:span text:style-name="T17"> </text:span><text:span text:style-name="T7">problem</text:span><text:span text:style-name="T17"> </text:span><text:span text:style-name="T7">in an effort to help define</text:span><text:span text:style-name="T17"> </text:span><text:span text:style-name="T7">a system for identifying which statements could be proven.</text:span><text:span text:style-name="T8"> </text:span><text:span text:style-name="T7">In the process he proposed the Turing Machine.</text:span><text:span text:style-name="T8"> </text:span><text:span text:style-name="T7">The paper defines</text:span><text:span text:style-name="T18"> </text:span><text:span text:style-name="T7">a</text:span><text:span text:style-name="T17"> </text:span><text:span text:style-name="T7">“computing machine”</text:span><text:span text:style-name="T17"> </text:span><text:span text:style-name="T7">with</text:span><text:span text:style-name="T17"> </text:span><text:span text:style-name="T7">the</text:span><text:span text:style-name="T19"> </text:span><text:span text:style-name="T7">ability to</text:span><text:span text:style-name="T17"> </text:span><text:span text:style-name="T7">read and</text:span><text:span text:style-name="T17"> </text:span><text:span text:style-name="T7">write symbols</text:span><text:span text:style-name="T18"> </text:span><text:span text:style-name="T7">to</text:span><text:span text:style-name="T17"> </text:span><text:span text:style-name="T7">a</text:span><text:span text:style-name="T17"> </text:span><text:span text:style-name="T7">tape</text:span><text:span text:style-name="T19"> </text:span><text:span text:style-name="T7">using those symbols</text:span><text:span text:style-name="T18"> </text:span><text:span text:style-name="T7">to execute an algorithm [4].</text:span><text:span text:style-name="T8"> </text:span><text:span text:style-name="T7">This paper and the Turing machine provided that basis for the theory of computation.</text:span></text:p>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Default">
        <draw:frame presentation:style-name="pr6" draw:layer="layout" svg:width="25.199cm" svg:height="16.047cm" svg:x="1.2cm" svg:y="1.2cm" presentation:class="outline" presentation:user-transformed="true">
          <draw:text-box>
            <text:p><text:span text:style-name="T9">While Alan Turing focused primarily on mathematics and the theory of what would become computer science during and immediately after college, soon World War 2 came and he became interested in more practical</text:span><text:span text:style-name="T10"> </text:span><text:span text:style-name="T9">matters.</text:span><text:span text:style-name="T10"> </text:span><text:span text:style-name="T9">The use of cryptography by the Axis gave him reason to focus on building a machine capable of breaking ciphers.</text:span><text:span text:style-name="T11"> </text:span><text:span text:style-name="T9">Before this potential use presented itself, Alan Turing likely hadn’t been too concerned that the Turing machine he’d proposed in his earlier work was not feasible to build.</text:span></text:p>
            <text:p><text:span text:style-name="T9">In 1939 he was invited to join the Government Code and Cipher school as a cryptanalyst[5] and it became clear</text:span><text:span text:style-name="T10"> </text:span><text:span text:style-name="T9">that he needed to build a machine capable of breaking codes like Enigma which was used by the Germans.</text:span><text:span text:style-name="T11"> </text:span><text:span text:style-name="T9">He designed in a few weeks and received funding for the construction electromechanical machines called ‘bombes’ which</text:span><text:span text:style-name="T20"> </text:span><text:span text:style-name="T9">would</text:span><text:span text:style-name="T20"> </text:span><text:span text:style-name="T9">be</text:span><text:span text:style-name="T21"> </text:span><text:span text:style-name="T9">used</text:span><text:span text:style-name="T20"> </text:span><text:span text:style-name="T9">to</text:span><text:span text:style-name="T21"> </text:span><text:span text:style-name="T9">break</text:span><text:span text:style-name="T21"> </text:span><text:span text:style-name="T9">Enigma</text:span><text:span text:style-name="T20"> </text:span><text:span text:style-name="T9">codes</text:span><text:span text:style-name="T22"> </text:span><text:span text:style-name="T9">and</text:span><text:span text:style-name="T20"> </text:span><text:span text:style-name="T9">read</text:span><text:span text:style-name="T23"> </text:span><text:span text:style-name="T9">German</text:span><text:span text:style-name="T23"> </text:span><text:span text:style-name="T9">messages</text:span><text:span text:style-name="T21"> </text:span><text:span text:style-name="T9">by</text:span><text:span text:style-name="T21"> </text:span><text:span text:style-name="T9">automating</text:span><text:span text:style-name="T22"> </text:span><text:span text:style-name="T9">the</text:span><text:span text:style-name="T22"> </text:span><text:span text:style-name="T9">processing</text:span><text:span text:style-name="T22"> </text:span><text:span text:style-name="T9">of</text:span><text:span text:style-name="T21"> </text:span><text:span text:style-name="T9">12 electrically linked Enigma scramblers. It wasn’t the Turing machine, but the concepts of generating cyphertext</text:span><text:span text:style-name="T10"> </text:span><text:span text:style-name="T9">from plaintext via a defined algorithm clearly fit with the Turing machine notion.</text:span></text:p>
            <text:p text:style-name="P3"><text:span text:style-name="T9">After the war Turing returned to academia and became interested in the more philosophical problem of what it meant to be sentient, which lead him down the path to the Turing test.</text:span></text:p>
          </draw:text-box>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0">
        <draw:frame presentation:style-name="pr3" draw:layer="layout" svg:width="25.199cm" svg:height="3.506cm" svg:x="1.4cm" svg:y="0.837cm" presentation:class="title">
          <draw:text-box>
            <text:list text:style-name="L2">
              <text:list-item>
                <text:list>
                  <text:list-item>
                    <text:p text:style-name="P4"><text:span text:style-name="T12">Inception</text:span><text:span text:style-name="T24"> </text:span><text:span text:style-name="T12">of</text:span><text:span text:style-name="T24"> </text:span><text:span text:style-name="T12">the</text:span><text:span text:style-name="T25"> </text:span><text:span text:style-name="T12">Turing</text:span><text:span text:style-name="T24"> </text:span><text:span text:style-name="T26">Test</text:span></text:p>
                  </text:list-item>
                </text:list>
              </text:list-item>
            </text:list>
          </draw:text-box>
        </draw:frame>
        <draw:frame presentation:style-name="pr7" draw:layer="layout" svg:width="25.199cm" svg:height="13.859cm" svg:x="1.4cm" svg:y="4.914cm" presentation:class="subtitle">
          <draw:text-box>
            <text:list text:style-name="L1">
              <text:list-item>
                <text:list>
                  <text:list-item>
                    <text:p text:style-name="P4"><text:span text:style-name="T12"/></text:p>
                  </text:list-item>
                </text:list>
              </text:list-item>
            </text:list>
            <text:p><text:span text:style-name="T7">In 1950 Alan Turing was the Deputy Director of the computing laboratory at the University of Manchester.</text:span><text:span text:style-name="T8"> </text:span><text:span text:style-name="T7">The paper which defined what would come to be known as the Turing test was published in a Philosophical journal called </text:span><text:span text:style-name="T27">Mind</text:span><text:span text:style-name="T7">.</text:span><text:span text:style-name="T8"> </text:span><text:span text:style-name="T7">The paper itself was based on the idea of an ‘Imitation Game’.</text:span><text:span text:style-name="T8"> </text:span><text:span text:style-name="T7">If a computer could imitate the sentient behavior of a human would that not imply that the computer itself was sentient?</text:span><text:span text:style-name="T8"> </text:span><text:span text:style-name="T7">Even though the description itself is fairly simple, the implications</text:span><text:span text:style-name="T19"> </text:span><text:span text:style-name="T7">of</text:span><text:span text:style-name="T19"> </text:span><text:span text:style-name="T7">building</text:span><text:span text:style-name="T17"> </text:span><text:span text:style-name="T7">a machine capable</text:span><text:span text:style-name="T19"> </text:span><text:span text:style-name="T7">of</text:span><text:span text:style-name="T19"> </text:span><text:span text:style-name="T7">passing</text:span><text:span text:style-name="T17"> </text:span><text:span text:style-name="T7">the</text:span><text:span text:style-name="T17"> </text:span><text:span text:style-name="T7">test are far reaching. It would have to process natural language, be able to learn from the conversation and remember what had been said, communicate ideas back to the human and understand common notions, displaying what we call common </text:span><text:span text:style-name="T17">sense.</text:span></text:p>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Default">
        <draw:frame presentation:style-name="pr6" draw:layer="layout" svg:width="25.199cm" svg:height="13.859cm" svg:x="1.4cm" svg:y="4.914cm" presentation:class="outline">
          <draw:text-box>
            <text:p><text:span text:style-name="T9">Similar to how he used the Turing Machine to more clearly formalize what could or could not be computed, Alan Turing</text:span><text:span text:style-name="T28"> </text:span><text:span text:style-name="T9">felt</text:span><text:span text:style-name="T29"> </text:span><text:span text:style-name="T9">the</text:span><text:span text:style-name="T28"> </text:span><text:span text:style-name="T9">need</text:span><text:span text:style-name="T29"> </text:span><text:span text:style-name="T9">to propose</text:span><text:span text:style-name="T28"> </text:span><text:span text:style-name="T9">the Turing</text:span><text:span text:style-name="T28"> </text:span><text:span text:style-name="T9">Test so</text:span><text:span text:style-name="T29"> </text:span><text:span text:style-name="T9">that</text:span><text:span text:style-name="T29"> </text:span><text:span text:style-name="T9">there</text:span><text:span text:style-name="T28"> </text:span><text:span text:style-name="T9">was</text:span><text:span text:style-name="T30"> </text:span><text:span text:style-name="T9">a</text:span><text:span text:style-name="T29"> </text:span><text:span text:style-name="T9">clear</text:span><text:span text:style-name="T29"> </text:span><text:span text:style-name="T9">definition</text:span><text:span text:style-name="T29"> </text:span><text:span text:style-name="T9">of</text:span><text:span text:style-name="T30"> </text:span><text:span text:style-name="T9">whether</text:span><text:span text:style-name="T29"> </text:span><text:span text:style-name="T9">or</text:span><text:span text:style-name="T29"> </text:span><text:span text:style-name="T9">not</text:span><text:span text:style-name="T29"> </text:span><text:span text:style-name="T9">the</text:span><text:span text:style-name="T28"> </text:span><text:span text:style-name="T9">responses given by a human were part of the computable space.</text:span><text:span text:style-name="T10"> </text:span><text:span text:style-name="T9">In the paper he wanted to replace the question, ‘Can machines</text:span><text:span text:style-name="T30"> </text:span><text:span text:style-name="T9">think?’</text:span><text:span text:style-name="T29"> </text:span><text:span text:style-name="T9">(which</text:span><text:span text:style-name="T29"> </text:span><text:span text:style-name="T9">can</text:span><text:span text:style-name="T29"> </text:span><text:span text:style-name="T9">have</text:span><text:span text:style-name="T28"> </text:span><text:span text:style-name="T9">many</text:span><text:span text:style-name="T29"> </text:span><text:span text:style-name="T9">possible</text:span><text:span text:style-name="T30"> </text:span><text:span text:style-name="T9">answers</text:span><text:span text:style-name="T30"> </text:span><text:span text:style-name="T9">and</text:span><text:span text:style-name="T29"> </text:span><text:span text:style-name="T9">come</text:span><text:span text:style-name="T28"> </text:span><text:span text:style-name="T9">down</text:span><text:span text:style-name="T29"> </text:span><text:span text:style-name="T9">to</text:span><text:span text:style-name="T29"> </text:span><text:span text:style-name="T9">a</text:span><text:span text:style-name="T29"> </text:span><text:span text:style-name="T9">difference</text:span><text:span text:style-name="T28"> </text:span><text:span text:style-name="T9">of</text:span><text:span text:style-name="T30"> </text:span><text:span text:style-name="T9">opinion)</text:span><text:span text:style-name="T28"> </text:span><text:span text:style-name="T9">with</text:span><text:span text:style-name="T29"> </text:span><text:span text:style-name="T9">a</text:span><text:span text:style-name="T29"> </text:span><text:span text:style-name="T9">version of</text:span><text:span text:style-name="T10"> </text:span><text:span text:style-name="T9">the ‘Imitation Game.’</text:span></text:p>
            <text:p><text:span text:style-name="T9">The original game upon which Turing’s idea was based required a man, a woman and an interrogator.</text:span><text:span text:style-name="T10"> </text:span><text:span text:style-name="T9">The goal</text:span><text:span text:style-name="T10"> </text:span><text:span text:style-name="T9">was for the interrogator to identify which of the participants was a man and which was a woman.</text:span><text:span text:style-name="T10"> </text:span><text:span text:style-name="T9">Since the interrogator would be able to identify the gender of the respondent by their voice (and maybe handwriting) the answers to the interrogator’s questions would be type written or repeated by an intermediary.</text:span><text:span text:style-name="T10"> </text:span><text:span text:style-name="T9">For the</text:span><text:span text:style-name="T31"> </text:span><text:span text:style-name="T9">Turing Test, one of those two participants would be replaced by a machine and the goal of the interrogator would not be to identify the gender of the participants, but which is human and which is a machine.</text:span></text:p>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Default">
        <draw:frame presentation:style-name="pr6" draw:layer="layout" svg:width="25.199cm" svg:height="13.859cm" svg:x="1.4cm" svg:y="4.914cm" presentation:class="outline" presentation:user-transformed="true">
          <draw:text-box>
            <text:p><text:span text:style-name="T9">As described above, the Turing Test has a few key components that in effect define what Turing means when he wonders if machines can think.</text:span><text:span text:style-name="T10"> </text:span><text:span text:style-name="T9">First the interrogator knows that there is one human and one machine.</text:span><text:span text:style-name="T10"> </text:span><text:span text:style-name="T9">The test doesn’t just require a computer to fool a human into thinking it is sentient; it asks the computer to fool a</text:span><text:span text:style-name="T10"> </text:span><text:span text:style-name="T9">suspicious human.</text:span><text:span text:style-name="T10"> </text:span><text:span text:style-name="T9">Second, physical nature isn’t important – the goal is to not be able to tell the difference between man and machine when comparing the output of the machine and the true human.</text:span><text:span text:style-name="T10"> </text:span><text:span text:style-name="T9">The communication medium is such that there are absolutely no hints beyond what can be expressed with written language.</text:span><text:span text:style-name="T10"> </text:span><text:span text:style-name="T9">Also, the test doesn’t include anything specific – no complex problem solving or requests to create art.</text:span><text:span text:style-name="T10"> </text:span><text:span text:style-name="T9">As described, it seems a machine would pass the Turing test if it were able make small talk with another human and understand the context of the conversation.</text:span><text:span text:style-name="T10"> </text:span><text:span text:style-name="T9">For Turing, passing such a test was sufficient for him to believe that machines were capable of thinking.</text:span></text:p>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3" draw:layer="layout" svg:width="25.199cm" svg:height="3.506cm" svg:x="1.4cm" svg:y="0.837cm" presentation:class="title" presentation:placeholder="true">
          <draw:text-box/>
        </draw:frame>
        <draw:frame presentation:style-name="pr6" draw:layer="layout" svg:width="25.199cm" svg:height="13.859cm" svg:x="1.4cm" svg:y="4.914cm" presentation:class="outline">
          <draw:text-box>
            <text:p><text:span text:style-name="T9">Beyond defining the game, the paper continues with an introduction to digital computers and how they can be used for arbitrary computation – harkening back to the description of the Turing machine.</text:span><text:span text:style-name="T10"> </text:span><text:span text:style-name="T9">Taken with Godel’s incompleteness</text:span><text:span text:style-name="T32"> </text:span><text:span text:style-name="T9">theorem</text:span><text:span text:style-name="T30"> </text:span><text:span text:style-name="T9">and Turing’s</text:span><text:span text:style-name="T29"> </text:span><text:span text:style-name="T9">formalization</text:span><text:span text:style-name="T28"> </text:span><text:span text:style-name="T9">of</text:span><text:span text:style-name="T29"> </text:span><text:span text:style-name="T9">what can</text:span><text:span text:style-name="T28"> </text:span><text:span text:style-name="T9">and</text:span><text:span text:style-name="T28"> </text:span><text:span text:style-name="T9">cannot</text:span><text:span text:style-name="T28"> </text:span><text:span text:style-name="T9">be</text:span><text:span text:style-name="T30"> </text:span><text:span text:style-name="T9">computed,</text:span><text:span text:style-name="T28"> </text:span><text:span text:style-name="T9">the Turing</text:span><text:span text:style-name="T30"> </text:span><text:span text:style-name="T9">test seems</text:span><text:span text:style-name="T32"> </text:span><text:span text:style-name="T9">to strike at the simple question of whether that ability to appear sentient falls in to the realm of computable</text:span><text:span text:style-name="T10"> </text:span><text:span text:style-name="T9">problems that a Turing machine can handle, or if it</text:span><text:span text:style-name="T29"> </text:span><text:span text:style-name="T9">falls under the tiny subset of things that are true, but</text:span><text:span text:style-name="T29"> </text:span><text:span text:style-name="T9">cannot</text:span><text:span text:style-name="T29"> </text:span><text:span text:style-name="T9">be proven so.</text:span><text:span text:style-name="T10"> </text:span><text:span text:style-name="T9">The test is simple, but the question is hugely significant and tied in to Turing’s earlier work towards formalizing what can be computed.</text:span></text:p>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3" draw:layer="layout" svg:width="25.199cm" svg:height="3.506cm" svg:x="1.4cm" svg:y="0.837cm" presentation:class="title">
          <draw:text-box>
            <text:list text:style-name="L2">
              <text:list-item>
                <text:list>
                  <text:list-item>
                    <text:p><text:span text:style-name="T33">Problems/Difficulties</text:span><text:span text:style-name="T34"> </text:span><text:span text:style-name="T33">with</text:span><text:span text:style-name="T35"> </text:span><text:span text:style-name="T33">the</text:span><text:span text:style-name="T36"> </text:span><text:span text:style-name="T33">Turing</text:span><text:span text:style-name="T34"> </text:span><text:span text:style-name="T37">Test</text:span></text:p>
                  </text:list-item>
                </text:list>
              </text:list-item>
            </text:list>
          </draw:text-box>
        </draw:frame>
        <draw:frame presentation:style-name="pr6" draw:layer="layout" svg:width="25.199cm" svg:height="13.859cm" svg:x="1.4cm" svg:y="4.914cm" presentation:class="outline">
          <draw:text-box>
            <text:p><text:span text:style-name="T9">A large portion of Turing’s original paper deals with addressing counter arguments concerning how the test he proposes may not be valid.</text:span><text:span text:style-name="T10"> </text:span><text:span text:style-name="T9">In the introduction to that section he states that he believes there will be computers with enough storage capacity to make them capable of passing the Turing test “in about fifty years”.</text:span><text:span text:style-name="T10"> </text:span><text:span text:style-name="T9">The statement is interesting because it seems to imply that the AI software required to pass the Turing Test would be rather straightforward and that the limiting factor would only be memory.</text:span><text:span text:style-name="T10"> </text:span><text:span text:style-name="T9">Perhaps this limitation was at the front of his mind because he was routinely running into problems that he could have solved if only there were enough storage available.</text:span><text:span text:style-name="T10"> </text:span><text:span text:style-name="T9">The same type of reasoning is similar to what happens today when we believe that Moore’s law will let us solve the hard problems.</text:span></text:p>
            <text:p text:style-name="P3"><text:span text:style-name="T9">Beyond the storage limitations, he also raises other objections, including those based in theology (the god granted immortal soul is necessary for sentience), mathematical arguments based on Godel’s work, the ability for humans to create original works and experience emotion, and others.</text:span></text:p>
          </draw:text-box>
        </draw:frame>
        <presentation:notes draw:style-name="dp2">
          <draw:page-thumbnail draw:style-name="gr1"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Default">
        <draw:frame presentation:style-name="pr6" draw:layer="layout" svg:width="25.199cm" svg:height="13.859cm" svg:x="1.4cm" svg:y="4.914cm" presentation:class="outline">
          <draw:text-box>
            <text:p><text:span text:style-name="T9">One of the more interesting contradictions to the test is what he terms ‘The Argument from Consciousness.’</text:span><text:span text:style-name="T10"> </text:span><text:span text:style-name="T9">The argument goes that just imitating a human would not</text:span><text:span text:style-name="T29"> </text:span><text:span text:style-name="T9">be enough because it doesn’t invoke the full range of what it is that we consider to be human.</text:span><text:span text:style-name="T10"> </text:span><text:span text:style-name="T9">Specifically, the Turing Test could be passed by a machine unable to do things such as write a poem or piece of music wrapped up as part of an emotional response.</text:span><text:span text:style-name="T10"> </text:span><text:span text:style-name="T9">A machine passing the Turing test would not really have to experience or interpret art either. Turing argues that it is impossible to tell if the machine is feeling unless you are the machine, so there is no way to contradict the claim or to prove it.</text:span><text:span text:style-name="T10"> </text:span><text:span text:style-name="T9">Using that method to dismiss the argument, he points out that the Turing test could include the machine convincing the interrogator that it is feeling something, even if there is truly no way to know that the emotions are actually being felt the way they would in a human.</text:span><text:span text:style-name="T10"> </text:span><text:span text:style-name="T9">This would be similar to how humans communicate to convince each other of what they are feeling, though there is no guarantee that it is really true.</text:span></text:p>
          </draw:text-box>
        </draw:frame>
        <presentation:notes draw:style-name="dp2">
          <draw:page-thumbnail draw:style-name="gr1"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3" draw:layer="layout" svg:width="25.199cm" svg:height="3.506cm" svg:x="1.4cm" svg:y="0.837cm" presentation:class="title" presentation:placeholder="true">
          <draw:text-box/>
        </draw:frame>
        <draw:frame presentation:style-name="pr6" draw:layer="layout" svg:width="25.199cm" svg:height="13.859cm" svg:x="1.4cm" svg:y="4.914cm" presentation:class="outline">
          <draw:text-box>
            <text:p><text:span text:style-name="T9">Another interesting counter argument against the test that Turing describes is ‘Lady Lovelace’s Objection.”</text:span><text:span text:style-name="T10"> </text:span><text:span text:style-name="T9">She posited that because machines can only do what we tell them, they cannot originate anything, while it is clear that humans do originate new concepts and ideas all of the time. At the time this was written it may not have been possible to model the learning process, but much of the progress that has been</text:span><text:span text:style-name="T38"> </text:span><text:span text:style-name="T9">made in teaching machines to learn and infer seems to have shown that this issue can be overcome. There have been specific implementations where voice or character recognition is reached by software training itself to recognize the variances in human writing or dialect.</text:span><text:span text:style-name="T10"> </text:span><text:span text:style-name="T9">At least in these specific cases a machine can recognize something new so perhaps they will be able to in the general case as well.</text:span></text:p>
          </draw:text-box>
        </draw:frame>
        <presentation:notes draw:style-name="dp2">
          <draw:page-thumbnail draw:style-name="gr1"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Default">
        <draw:frame presentation:style-name="pr6" draw:layer="layout" svg:width="25.199cm" svg:height="13.859cm" svg:x="1.4cm" svg:y="4.914cm" presentation:class="outline">
          <draw:text-box>
            <text:p text:style-name="P5"><text:span text:style-name="T7">Overall</text:span><text:span text:style-name="T18"> </text:span><text:span text:style-name="T7">the</text:span><text:span text:style-name="T18"> </text:span><text:span text:style-name="T7">potential</text:span><text:span text:style-name="T18"> </text:span><text:span text:style-name="T7">problems</text:span><text:span text:style-name="T39"> </text:span><text:span text:style-name="T7">with</text:span><text:span text:style-name="T19"> </text:span><text:span text:style-name="T7">the</text:span><text:span text:style-name="T18"> </text:span><text:span text:style-name="T7">Turing</text:span><text:span text:style-name="T18"> </text:span><text:span text:style-name="T7">test</text:span><text:span text:style-name="T19"> </text:span><text:span text:style-name="T7">appear</text:span><text:span text:style-name="T19"> </text:span><text:span text:style-name="T7">to</text:span><text:span text:style-name="T19"> </text:span><text:span text:style-name="T7">fall</text:span><text:span text:style-name="T18"> </text:span><text:span text:style-name="T7">in</text:span><text:span text:style-name="T19"> </text:span><text:span text:style-name="T7">one</text:span><text:span text:style-name="T18"> </text:span><text:span text:style-name="T7">of</text:span><text:span text:style-name="T39"> </text:span><text:span text:style-name="T7">two</text:span><text:span text:style-name="T19"> </text:span><text:span text:style-name="T7">categories: Does imitating a human actually prove intelligence or is it just a hard problem</text:span></text:p>
            <text:p text:style-name="P6"><text:span text:style-name="T7">Is</text:span><text:span text:style-name="T40"> </text:span><text:span text:style-name="T7">intelligence</text:span><text:span text:style-name="T41"> </text:span><text:span text:style-name="T7">possible</text:span><text:span text:style-name="T42"> </text:span><text:span text:style-name="T7">without</text:span><text:span text:style-name="T42"> </text:span><text:span text:style-name="T7">passing</text:span><text:span text:style-name="T42"> </text:span><text:span text:style-name="T7">the</text:span><text:span text:style-name="T41"> </text:span><text:span text:style-name="T7">Turing</text:span><text:span text:style-name="T42"> </text:span><text:span text:style-name="T18">test</text:span></text:p>
            <text:p><text:span text:style-name="T7">It seems fair to say that passing the Turing test is only a subset of the situation that humans have to contend with on a day to day basis.</text:span><text:span text:style-name="T8"> </text:span><text:span text:style-name="T7">So it is possible that there are other key capabilities like experiencing emotions, having core beliefs or motivations, or problem solving that might be simulated in a computer but would not necessarily be the same as what humans do.</text:span><text:span text:style-name="T8"> </text:span><text:span text:style-name="T7">The Turing test avoids these questions by judging the computer (and human) only on the text they output as part of the casual conversation that takes place during the test.</text:span><text:span text:style-name="T8"> </text:span></text:p>
          </draw:text-box>
        </draw:frame>
        <presentation:notes draw:style-name="dp2">
          <draw:page-thumbnail draw:style-name="gr1"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Default">
        <draw:frame presentation:style-name="pr6" draw:layer="layout" svg:width="25.199cm" svg:height="13.859cm" svg:x="1.4cm" svg:y="4.914cm" presentation:class="outline">
          <draw:text-box>
            <text:p text:style-name="P7">So even if a computer could pass<text:span text:style-name="T17"> </text:span>the Turing test, is that enough to say machines are ‘intelligent’ or that they can ‘think’, or does that just say that they can now pass the Turing test, and there is much more to understand before we do consider them <text:span text:style-name="T17">intelligent.</text:span></text:p>
            <text:p><text:span text:style-name="T7">Beyond that, there are many humans that we’d consider sentient – young children for instance, that would probably do poorly in the Turing test because they haven’t accumulated enough knowledge and experience in communication.</text:span><text:span text:style-name="T8"> </text:span><text:span text:style-name="T7">We wouldn’t apply the Turing test to them and say that they therefore</text:span><text:span text:style-name="T8"> </text:span><text:span text:style-name="T7">are not capable of </text:span><text:span text:style-name="T9">thought, which means that it might be possible for a computer to ‘think’ but still not pass the Turing test.</text:span></text:p>
          </draw:text-box>
        </draw:frame>
        <presentation:notes draw:style-name="dp2">
          <draw:page-thumbnail draw:style-name="gr1"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3" draw:layer="layout" svg:width="25.199cm" svg:height="3.506cm" svg:x="1.4cm" svg:y="0.837cm" presentation:class="title">
          <draw:text-box>
            <text:list text:style-name="L2">
              <text:list-item>
                <text:list>
                  <text:list-item>
                    <text:p><text:span text:style-name="T12">Alternatives</text:span><text:span text:style-name="T24"> </text:span><text:span text:style-name="T12">to</text:span><text:span text:style-name="T43"> </text:span><text:span text:style-name="T12">the</text:span><text:span text:style-name="T25"> </text:span><text:span text:style-name="T12">Turing</text:span><text:span text:style-name="T25"> </text:span><text:span text:style-name="T26">Test</text:span></text:p>
                  </text:list-item>
                </text:list>
              </text:list-item>
            </text:list>
          </draw:text-box>
        </draw:frame>
        <draw:frame presentation:style-name="pr6" draw:layer="layout" svg:width="25.199cm" svg:height="13.859cm" svg:x="1.4cm" svg:y="4.914cm" presentation:class="outline">
          <draw:text-box>
            <text:list text:style-name="L3">
              <text:list-item>
                <text:list>
                  <text:list-item>
                    <text:p text:style-name="P8"><text:span text:style-name="T12"/></text:p>
                  </text:list-item>
                </text:list>
              </text:list-item>
            </text:list>
            <text:p><text:span text:style-name="T7">Many people have proposed their own version of the Turing test to help contend with the perceived or possible shortcomings of the test as proposed by Alan Turing.</text:span><text:span text:style-name="T8"> </text:span><text:span text:style-name="T7">Most of the alternatives either narrow the scope of the test to make it easier to pass (a more reachable goal), or shift the scope to an area where researchers might make better</text:span><text:span text:style-name="T8"> </text:span><text:span text:style-name="T7">progress.</text:span><text:span text:style-name="T8"> <text:s/></text:span><text:span text:style-name="T7">One</text:span><text:span text:style-name="T8"> </text:span><text:span text:style-name="T7">alternative,</text:span><text:span text:style-name="T8"> </text:span><text:span text:style-name="T7">called</text:span><text:span text:style-name="T8"> </text:span><text:span text:style-name="T7">the</text:span><text:span text:style-name="T8"> </text:span><text:span text:style-name="T7">Feigenbaum</text:span><text:span text:style-name="T8"> </text:span><text:span text:style-name="T7">Test,</text:span><text:span text:style-name="T8"> </text:span><text:span text:style-name="T7">avoids</text:span><text:span text:style-name="T8"> </text:span><text:span text:style-name="T7">the</text:span><text:span text:style-name="T8"> </text:span><text:span text:style-name="T7">issues</text:span><text:span text:style-name="T8"> </text:span><text:span text:style-name="T7">that</text:span><text:span text:style-name="T8"> </text:span><text:span text:style-name="T7">make</text:span><text:span text:style-name="T8"> </text:span><text:span text:style-name="T7">it</text:span><text:span text:style-name="T8"> </text:span><text:span text:style-name="T7">difficult</text:span><text:span text:style-name="T8"> </text:span><text:span text:style-name="T7">for</text:span><text:span text:style-name="T8"> </text:span><text:span text:style-name="T7">a </text:span><text:span text:style-name="T9">computer to communicate in a causal manner as is done in the Turing test. The Feigenbaum test asks the</text:span><text:span text:style-name="T10"> </text:span><text:span text:style-name="T9">computer to be able to pass as an expert in a particular field, essentially setting a mark for when technology like that in Expert systems has matured[6].</text:span><text:span text:style-name="T10"> </text:span><text:span text:style-name="T9">This test definition does a couple of things – while eliminating the casual, anything goes, nature of the Turing interrogator, the test now requires that the computer be able to solve problems that another expert would be able to solve.</text:span><text:span text:style-name="T10"> </text:span><text:span text:style-name="T9">In some ways the test is harder, given the expert problem solving portion, while being easier in others where the casual conversation isn’t needed.</text:span></text:p>
          </draw:text-box>
        </draw:frame>
        <presentation:notes draw:style-name="dp2">
          <draw:page-thumbnail draw:style-name="gr1"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Default">
        <draw:frame presentation:style-name="pr6" draw:layer="layout" svg:width="25.199cm" svg:height="13.859cm" svg:x="1.4cm" svg:y="4.914cm" presentation:class="outline">
          <draw:text-box>
            <text:p><text:span text:style-name="T9">Another variation on the Turing test was proposed by Nicholas Negroponte, one of the co-founders of the MIT Media Lab.</text:span><text:span text:style-name="T10"> </text:span><text:span text:style-name="T9">In his test he determines that the value in a ‘thinking’ computer is its ability to work together with a human instead of passing an interrogation by a human.</text:span><text:span text:style-name="T10"> </text:span><text:span text:style-name="T9">Rather than have a human interrogate the machine to see if it is a human as well, the test would be whether or not the machine could help the human reach his or her goals in the same way another human would[7].</text:span><text:span text:style-name="T10"> </text:span><text:span text:style-name="T9">This test was believed to be more difficult because the computer</text:span><text:span text:style-name="T11"> </text:span><text:span text:style-name="T9">would need an even better ability to understand the vagueness or incorrectness of what is communicated to it by the human.</text:span></text:p>
          </draw:text-box>
        </draw:frame>
        <presentation:notes draw:style-name="dp2">
          <draw:page-thumbnail draw:style-name="gr1"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0">
        <draw:frame presentation:style-name="pr3" draw:layer="layout" svg:width="25.199cm" svg:height="3.506cm" svg:x="1.4cm" svg:y="0.837cm" presentation:class="title">
          <draw:text-box>
            <text:list text:style-name="L2">
              <text:list-item>
                <text:list>
                  <text:list-item>
                    <text:p><text:span text:style-name="T33">The</text:span><text:span text:style-name="T44"> </text:span><text:span text:style-name="T33">Current</text:span><text:span text:style-name="T45"> </text:span><text:span text:style-name="T33">State</text:span><text:span text:style-name="T45"> </text:span><text:span text:style-name="T33">of</text:span><text:span text:style-name="T46"> </text:span><text:span text:style-name="T33">the</text:span><text:span text:style-name="T45"> </text:span><text:span text:style-name="T33">Turing</text:span><text:span text:style-name="T45"> </text:span><text:span text:style-name="T37">Test</text:span></text:p>
                  </text:list-item>
                </text:list>
              </text:list-item>
            </text:list>
          </draw:text-box>
        </draw:frame>
        <draw:frame presentation:style-name="pr7" draw:layer="layout" svg:width="25.199cm" svg:height="13.859cm" svg:x="1.4cm" svg:y="4.914cm" presentation:class="subtitle">
          <draw:text-box>
            <text:p><text:span text:style-name="T7">Since the Turing test was proposed many attempts have been made to build software capable of passing it (or a more constrained version).</text:span><text:span text:style-name="T8"> </text:span><text:span text:style-name="T7">A limited form of the test - temporarily convincing a non-suspicious human that a computer is actually another person has been possible for some time[7], but the true test itself has never been </text:span><text:span text:style-name="T17">passed.</text:span></text:p>
            <text:p text:style-name="P9"><text:span text:style-name="T7">As the Turing test is such a fundamental and difficult problem, the research into it tends to be slow and incremental – trying to build something better than the last.</text:span><text:span text:style-name="T8"> </text:span><text:span text:style-name="T7">Faster computers with more memory haven’t been a great boon to the progress, it seems because the problem isn’t in having enough time and storage, but in devising the correct algorithms to make use of the processing power and storage that we have available to us.</text:span><text:span text:style-name="T8"> </text:span><text:span text:style-name="T7">The limited progress against the Turing test is perhaps due to the reduction of research in AI or the extreme difficulty of the problem.</text:span><text:span text:style-name="T8"> </text:span><text:span text:style-name="T7">In the end, despite the efforts that have been put forth, not a lot of progress has been made.</text:span></text:p>
          </draw:text-box>
        </draw:frame>
        <presentation:notes draw:style-name="dp2">
          <draw:page-thumbnail draw:style-name="gr1"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frame presentation:style-name="pr3" draw:layer="layout" svg:width="25.199cm" svg:height="3.506cm" svg:x="1.4cm" svg:y="0.837cm" presentation:class="title" presentation:placeholder="true">
          <draw:text-box/>
        </draw:frame>
        <draw:frame presentation:style-name="pr6" draw:layer="layout" svg:width="25.199cm" svg:height="13.859cm" svg:x="1.4cm" svg:y="4.914cm" presentation:class="outline">
          <draw:text-box>
            <text:p><text:span text:style-name="T9">Currently</text:span><text:span text:style-name="T28"> </text:span><text:span text:style-name="T9">there</text:span><text:span text:style-name="T29"> </text:span><text:span text:style-name="T9">is</text:span><text:span text:style-name="T29"> </text:span><text:span text:style-name="T9">one</text:span><text:span text:style-name="T29"> </text:span><text:span text:style-name="T9">mechanism</text:span><text:span text:style-name="T30"> </text:span><text:span text:style-name="T9">to encourage</text:span><text:span text:style-name="T30"> </text:span><text:span text:style-name="T9">further research -</text:span><text:span text:style-name="T29"> </text:span><text:span text:style-name="T9">the</text:span><text:span text:style-name="T30"> </text:span><text:span text:style-name="T9">Leobner</text:span><text:span text:style-name="T28"> </text:span><text:span text:style-name="T9">Prize</text:span><text:span text:style-name="T30"> </text:span><text:span text:style-name="T9">and the</text:span><text:span text:style-name="T30"> </text:span><text:span text:style-name="T9">associated Turing Test Competition[8].</text:span><text:span text:style-name="T10"> </text:span><text:span text:style-name="T9">The prize includes a $100,000 cash reward for a system capable of being indistinguishable from a human.</text:span><text:span text:style-name="T10"> </text:span><text:span text:style-name="T9">To encourage participation, the yearly competition has a few different levels of reward.</text:span><text:span text:style-name="T10"> </text:span><text:span text:style-name="T9">Each year a</text:span><text:span text:style-name="T10"> </text:span><text:span text:style-name="T9">medal and $2000 is awarded to the best entry.</text:span><text:span text:style-name="T10"> </text:span><text:span text:style-name="T9">Given the size of the reward it may not be surprising that few researchers actively work toward attaining it when there are far more lucrative avenues for research.</text:span></text:p>
            <text:p><text:span text:style-name="T9">The Loebner prize web site includes the transcripts of the top four entries in each year going back to 1995.</text:span><text:span text:style-name="T10"> </text:span><text:span text:style-name="T9">In reviewing the conversations for the winning entries it is amazing how far they are from being indistinguishable form a human and passing the test.</text:span><text:span text:style-name="T10"> </text:span><text:span text:style-name="T9">The difference between human and computer is significant with the software often replying in ways that make no sense.</text:span><text:span text:style-name="T10"> </text:span><text:span text:style-name="T9">At times the winning program offers seemingly random responses to questions that don’t seem to be complicated.</text:span></text:p>
          </draw:text-box>
        </draw:frame>
        <presentation:notes draw:style-name="dp2">
          <draw:page-thumbnail draw:style-name="gr1"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frame presentation:style-name="pr3" draw:layer="layout" svg:width="25.199cm" svg:height="3.506cm" svg:x="1.4cm" svg:y="0.837cm" presentation:class="title" presentation:placeholder="true">
          <draw:text-box/>
        </draw:frame>
        <draw:frame presentation:style-name="pr6" draw:layer="layout" svg:width="25.199cm" svg:height="13.859cm" svg:x="1.4cm" svg:y="4.914cm" presentation:class="outline" presentation:user-transformed="true">
          <draw:text-box>
            <text:p text:style-name="P3"><text:span text:style-name="T15">Here are some example exchanges in the 2005 contest between the judge and the winning program, Jaberwocky. In this example the judge types in random characters:</text:span></text:p>
            <text:p text:style-name="P3"><text:span text:style-name="T7">It seems the program has determined that the letters are part of the judges name, which isn’t an assumption a human would likely make..</text:span><text:span text:style-name="T8"> </text:span><text:span text:style-name="T7">When the judge carried out the same exchange with a human the results were </text:span><text:span text:style-name="T9">different, causing the human to ask questions rather than making assumptions: Often</text:span><text:span text:style-name="T47"> </text:span><text:span text:style-name="T9">the</text:span><text:span text:style-name="T48"> </text:span><text:span text:style-name="T9">winning</text:span><text:span text:style-name="T48"> </text:span><text:span text:style-name="T9">system</text:span><text:span text:style-name="T49"> </text:span><text:span text:style-name="T9">just</text:span><text:span text:style-name="T28"> </text:span><text:span text:style-name="T9">appears</text:span><text:span text:style-name="T49"> </text:span><text:span text:style-name="T9">to</text:span><text:span text:style-name="T48"> </text:span><text:span text:style-name="T9">be</text:span><text:span text:style-name="T48"> </text:span><text:span text:style-name="T9">responding</text:span><text:span text:style-name="T48"> </text:span><text:span text:style-name="T9">at</text:span><text:span text:style-name="T48"> </text:span><text:span text:style-name="T9">random</text:span><text:span text:style-name="T48"> </text:span><text:span text:style-name="T9">with</text:span><text:span text:style-name="T32"> </text:span><text:span text:style-name="T9">exchanges</text:span><text:span text:style-name="T49"> </text:span><text:span text:style-name="T9">similar</text:span><text:span text:style-name="T48"> </text:span><text:span text:style-name="T9">to</text:span><text:span text:style-name="T32"> </text:span><text:span text:style-name="T9">the</text:span><text:span text:style-name="T48"> </text:span><text:span text:style-name="T9">one</text:span><text:span text:style-name="T48"> </text:span><text:span text:style-name="T29">below:</text:span></text:p>
            <text:p><text:span text:style-name="T9">The difficulty of the Turing test and our lack of progress in attaining it can be seen when the winning systems provide such convoluted and disjointed conversations as the one above.</text:span><text:span text:style-name="T10"> </text:span><text:span text:style-name="T9">While it is possible for software to mimic human responses for very small subsets of conversation with predefined branching points, general conversation is still far beyond what even the best systems have been able to produce.</text:span></text:p>
          </draw:text-box>
        </draw:frame>
        <presentation:notes draw:style-name="dp2">
          <draw:page-thumbnail draw:style-name="gr1"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presentation:style-name="pr3" draw:layer="layout" svg:width="25.199cm" svg:height="3.506cm" svg:x="1.4cm" svg:y="0.837cm" presentation:class="title">
          <draw:text-box>
            <text:list text:style-name="L2">
              <text:list-item>
                <text:list>
                  <text:list-item>
                    <text:p text:style-name="P2">Conclusion</text:p>
                  </text:list-item>
                </text:list>
              </text:list-item>
            </text:list>
          </draw:text-box>
        </draw:frame>
        <draw:frame presentation:style-name="pr6" draw:layer="layout" svg:width="25.199cm" svg:height="13.859cm" svg:x="1.4cm" svg:y="4.914cm" presentation:class="outline" presentation:user-transformed="true">
          <draw:text-box>
            <text:list text:style-name="L3">
              <text:list-item>
                <text:list>
                  <text:list-item>
                    <text:p text:style-name="P2"><text:span text:style-name="T7">Alan Turing’s original hope that the test would be passed by a computer by the year 2000 has not been realized. Despite</text:span><text:span text:style-name="T18"> </text:span><text:span text:style-name="T7">all</text:span><text:span text:style-name="T18"> </text:span><text:span text:style-name="T7">the</text:span><text:span text:style-name="T17"> </text:span><text:span text:style-name="T7">effort</text:span><text:span text:style-name="T19"> </text:span><text:span text:style-name="T7">expended</text:span><text:span text:style-name="T19"> </text:span><text:span text:style-name="T7">by</text:span><text:span text:style-name="T19"> </text:span><text:span text:style-name="T7">the</text:span><text:span text:style-name="T18"> </text:span><text:span text:style-name="T7">research community,</text:span><text:span text:style-name="T19"> </text:span><text:span text:style-name="T7">advances</text:span><text:span text:style-name="T17"> </text:span><text:span text:style-name="T7">in</text:span><text:span text:style-name="T19"> </text:span><text:span text:style-name="T7">processor</text:span><text:span text:style-name="T19"> </text:span><text:span text:style-name="T7">technology,</text:span><text:span text:style-name="T19"> </text:span><text:span text:style-name="T7">and</text:span><text:span text:style-name="T19"> </text:span><text:span text:style-name="T7">cheap</text:span><text:span text:style-name="T17"> </text:span><text:span text:style-name="T7">memory, no computer has yet been able to approach passing the Turing test.</text:span><text:span text:style-name="T50"> </text:span><text:span text:style-name="T7">It is clear that the Moore’s law increase in computation power hasn’t been the</text:span><text:span text:style-name="T17"> </text:span><text:span text:style-name="T7">driving force</text:span><text:span text:style-name="T17"> </text:span><text:span text:style-name="T7">in improvement in Turing Test focused AI, instead it is</text:span><text:span text:style-name="T17"> </text:span><text:span text:style-name="T7">a software problem.</text:span><text:span text:style-name="T8"> </text:span><text:span text:style-name="T7">Software architectures, such as the Expert Systems (discussed later) offer possible solutions as their designs are refined </text:span><text:span text:style-name="T9">and applied to various problems, perhaps including the Turing test or one of its derivatives.</text:span></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eading_20_1" style:display-name="Heading 1" style:family="graphic">
      <style:paragraph-properties fo:margin-left="0.684cm" fo:margin-right="0cm" fo:margin-top="0.243cm" fo:margin-bottom="0cm" fo:text-indent="0cm" style:text-autospace="none"/>
      <style:text-properties fo:font-family="Cambria" style:font-family-generic="roman" style:font-pitch="variable" fo:font-size="14pt" fo:language="en" fo:country="US" fo:font-weight="bold" style:font-family-asian="Cambria" style:font-family-generic-asian="roman" style:font-pitch-asian="variable" style:font-size-asian="14pt" style:language-asian="en" style:country-asian="US" style:font-weight-asian="bold" style:font-family-complex="Cambria" style:font-family-generic-complex="roman" style:font-pitch-complex="variable" style:font-weight-complex="bold"/>
    </style:style>
    <style:style style:name="Heading_20_2" style:display-name="Heading 2" style:family="graphic">
      <style:paragraph-properties fo:margin-left="0.684cm" fo:margin-right="0cm" fo:margin-top="0.626cm" fo:margin-bottom="0cm" fo:line-height="0.536cm" fo:text-indent="0cm" style:text-autospace="none"/>
      <style:text-properties fo:font-family="Cambria" style:font-family-generic="roman" style:font-pitch="variable" fo:font-size="13pt" fo:language="en" fo:country="US" fo:font-weight="bold" style:font-family-asian="Cambria" style:font-family-generic-asian="roman" style:font-pitch-asian="variable" style:font-size-asian="13pt" style:language-asian="en" style:country-asian="US" style:font-weight-asian="bold" style:font-family-complex="Cambria" style:font-family-generic-complex="roman" style:font-pitch-complex="variable"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4-10-28T10:41:23.28</meta:creation-date>
    <meta:editing-duration>PT13M</meta:editing-duration>
    <meta:editing-cycles>28</meta:editing-cycles>
    <dc:date>2024-10-28T10:54:29.76</dc:date>
    <meta:generator>OpenOffice/4.1.15$Win32 OpenOffice.org_project/4115m2$Build-9813</meta:generator>
    <meta:document-statistic meta:object-count="95"/>
  </office:meta>
</office:document-meta>
</file>